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style="italic" fo:font-weight="bold" officeooo:rsid="0011b1cb" officeooo:paragraph-rsid="0011b1cb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1b1cb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1b1cb" officeooo:paragraph-rsid="0011b1c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officeooo:rsid="0011b1cb" officeooo:paragraph-rsid="0011b1cb" style:font-size-asian="20pt" style:font-size-complex="20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>
      <style:paragraph-properties fo:text-align="start" style:justify-single-word="false"/>
      <style:text-properties fo:font-weight="normal" officeooo:rsid="0011b1cb" officeooo:paragraph-rsid="0011b1cb" style:font-weight-asian="normal" style:font-weight-complex="normal"/>
    </style:style>
    <style:style style:name="P8" style:family="paragraph" style:parent-style-name="Text_20_body" style:list-style-name="L2">
      <style:text-properties fo:font-size="20pt" style:font-size-asian="20pt" style:font-size-complex="20pt"/>
    </style:style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>
      <style:paragraph-properties fo:text-align="start" style:justify-single-word="false"/>
      <style:text-properties officeooo:rsid="0011b1cb" officeooo:paragraph-rsid="0011b1cb"/>
    </style:style>
    <style:style style:name="T1" style:family="text">
      <style:text-properties fo:font-size="28pt" fo:font-style="italic" fo:font-weight="bold" officeooo:rsid="0011b1cb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11b1cb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uco Marker Tasks</text:p>
      <text:p text:style-name="P1"/>
      <text:p text:style-name="P2"><text:span text:style-name="T1">1. </text:span><text:span text:style-name="T3">Aruco-Based Autonomous Docking for Rover Charging Stations.</text:span></text:p>
      <text:p text:style-name="P2"><text:span text:style-name="T3"/></text:p>
      <text:p text:style-name="P3"><text:span text:style-name="T2">Description:</text:span></text:p>
      <text:p text:style-name="P3"><text:span text:style-name="T2"/></text:p>
      <text:p text:style-name="P7"><text:span text:style-name="Strong_20_Emphasis"><text:span text:style-name="T6">Algorithm Used</text:span></text:span><text:span text:style-name="T6">: </text:span><text:span text:style-name="Strong_20_Emphasis"><text:span text:style-name="T8">PnP-based Visual Odometry (VO) + Kalman Filter.</text:span></text:span></text:p>
      <text:p text:style-name="P7"><text:span text:style-name="T6"><text:line-break/></text:span><text:span text:style-name="Strong_20_Emphasis"><text:span text:style-name="T6">Concept</text:span></text:span><text:span text:style-name="T6">: Since GPS is unavailable on Mars, Aruco markers placed at known locations can help the rover </text:span><text:span text:style-name="Strong_20_Emphasis"><text:span text:style-name="T6">track its movement</text:span></text:span><text:span text:style-name="T6"> and </text:span><text:span text:style-name="Strong_20_Emphasis"><text:span text:style-name="T6">estimate its position</text:span></text:span><text:span text:style-name="T6">.</text:span></text:p>
      <text:p text:style-name="P7"><text:span text:style-name="T6"/></text:p>
      <text:h text:style-name="Heading_20_3" text:outline-level="3"><text:span text:style-name="Strong_20_Emphasis"><text:span text:style-name="T6">How It Works</text:span></text:span></text:h>
      <text:list xml:id="list1506014202" text:style-name="L1">
        <text:list-item>
          <text:p text:style-name="P5"><text:span text:style-name="Strong_20_Emphasis"><text:span text:style-name="T6">Place Aruco markers</text:span></text:span><text:span text:style-name="T6"> on landmarks (rocks, poles, or an artificial marker grid).</text:span></text:p>
        </text:list-item>
        <text:list-item>
          <text:p text:style-name="P5"><text:span text:style-name="Strong_20_Emphasis"><text:span text:style-name="T6">Detect markers</text:span></text:span><text:span text:style-name="T6"> and estimate pose (rvec, tvec).</text:span></text:p>
        </text:list-item>
        <text:list-item>
          <text:p text:style-name="P5"><text:span text:style-name="Strong_20_Emphasis"><text:span text:style-name="T6">Compare current and previous poses</text:span></text:span><text:span text:style-name="T6"> to estimate movement (Δx, Δy, Δθ).</text:span></text:p>
        </text:list-item>
        <text:list-item>
          <text:p text:style-name="P5"><text:span text:style-name="Strong_20_Emphasis"><text:span text:style-name="T6">Filter noise using a Kalman Filter</text:span></text:span><text:span text:style-name="T6"> for smooth localization.</text:span></text:p>
        </text:list-item>
        <text:list-item>
          <text:p text:style-name="P5"><text:soft-page-break/><text:span text:style-name="Strong_20_Emphasis"><text:span text:style-name="T6">Integrate over time</text:span></text:span><text:span text:style-name="T6"> to track the rover’s trajectory.</text:span></text:p>
        </text:list-item>
      </text:list>
      <text:h text:style-name="Heading_20_3" text:outline-level="3"><text:span text:style-name="Strong_20_Emphasis"><text:span text:style-name="T6">Implementation Steps</text:span></text:span></text:h>
      <text:list xml:id="list709146726" text:style-name="L2">
        <text:list-item>
          <text:p text:style-name="P8">Detect Aruco markers → Get pose (rvec, tvec).</text:p>
        </text:list-item>
        <text:list-item>
          <text:p text:style-name="P6"><text:span text:style-name="T6">Convert </text:span><text:span text:style-name="Source_20_Text"><text:span text:style-name="T6">rvec</text:span></text:span><text:span text:style-name="T6"> to a </text:span><text:span text:style-name="Strong_20_Emphasis"><text:span text:style-name="T6">rotation matrix (R)</text:span></text:span><text:span text:style-name="T6">.</text:span></text:p>
        </text:list-item>
        <text:list-item>
          <text:p text:style-name="P6"><text:span text:style-name="T6">Compute </text:span><text:span text:style-name="Strong_20_Emphasis"><text:span text:style-name="T6">transformation matrix (T)</text:span></text:span><text:span text:style-name="T6">.</text:span></text:p>
        </text:list-item>
        <text:list-item>
          <text:p text:style-name="P6"><text:span text:style-name="T6">Update </text:span><text:span text:style-name="Strong_20_Emphasis"><text:span text:style-name="T6">rover’s estimated position</text:span></text:span><text:span text:style-name="T6"> using past data.</text:span></text:p>
        </text:list-item>
        <text:list-item>
          <text:p text:style-name="P6"><text:span text:style-name="T6">Apply </text:span><text:span text:style-name="Strong_20_Emphasis"><text:span text:style-name="T6">Kalman Filtering</text:span></text:span><text:span text:style-name="T6"> to correct errors.</text:span></text:p>
        </text:list-item>
      </text:list>
      <text:p text:style-name="P3"><text:span text:style-name="T2"/></text:p>
      <text:p text:style-name="P2"><text:span text:style-name="T3"/></text:p>
      <text:p text:style-name="P2"><text:span text:style-name="T4">2.</text:span><text:span text:style-name="T3">Aruco-Based Visual Odometry for Rover Navigation</text:span><text:span text:style-name="T4">.</text:span></text:p>
      <text:p text:style-name="P2"><text:span text:style-name="T4"/></text:p>
      <text:p text:style-name="P3"><text:span text:style-name="T2">Description:</text:span></text:p>
      <text:p text:style-name="P3"><text:span text:style-name="T2"/></text:p>
      <text:p text:style-name="P11"><text:span text:style-name="Strong_20_Emphasis"><text:span text:style-name="T6">Algorithm Used</text:span></text:span><text:span text:style-name="T7">: </text:span><text:span text:style-name="Strong_20_Emphasis"><text:span text:style-name="T8">Proportional-Integral-Derivative (PID) + Pure Pursuit Path Tracking</text:span></text:span><text:span text:style-name="T7"><text:line-break/></text:span><text:span text:style-name="Strong_20_Emphasis"><text:span text:style-name="T6">Concept</text:span></text:span><text:span text:style-name="T7">: </text:span><text:span text:style-name="T8">Guide the rover to a </text:span><text:span text:style-name="Strong_20_Emphasis"><text:span text:style-name="T8">charging station</text:span></text:span><text:span text:style-name="T8"> or </text:span><text:span text:style-name="Strong_20_Emphasis"><text:span text:style-name="T8">sample collection site</text:span></text:span><text:span text:style-name="T8"> using Aruco markers.<text:line-break/></text:span></text:p>
      <text:h text:style-name="Heading_20_3" text:outline-level="3"><text:span text:style-name="Strong_20_Emphasis"><text:span text:style-name="T6">How It Works</text:span></text:span></text:h>
      <text:list xml:id="list1308987593" text:style-name="L3">
        <text:list-item>
          <text:p text:style-name="P9"><text:span text:style-name="Strong_20_Emphasis"><text:span text:style-name="T7">Aruco markers are placed on the docking station</text:span></text:span><text:span text:style-name="T7"> </text:span><text:span text:style-name="T6">(e.g., a solar panel recharging station).</text:span></text:p>
        </text:list-item>
        <text:list-item>
          <text:p text:style-name="P9"><text:span text:style-name="Strong_20_Emphasis"><text:span text:style-name="T6">The rover detects the marker</text:span></text:span><text:span text:style-name="T6"> and estimates its pose.</text:span></text:p>
        </text:list-item>
        <text:list-item>
          <text:p text:style-name="P9"><text:soft-page-break/><text:span text:style-name="Strong_20_Emphasis"><text:span text:style-name="T6">Calculate heading &amp; distance to the target</text:span></text:span><text:span text:style-name="T6">.</text:span></text:p>
        </text:list-item>
        <text:list-item>
          <text:p text:style-name="P9"><text:span text:style-name="Strong_20_Emphasis"><text:span text:style-name="T6">Use a PID controller</text:span></text:span><text:span text:style-name="T6"> to align to the marker smoothly.</text:span></text:p>
        </text:list-item>
        <text:list-item>
          <text:p text:style-name="P9"><text:span text:style-name="Strong_20_Emphasis"><text:span text:style-name="T6">Use Pure Pursuit Path Tracking</text:span></text:span><text:span text:style-name="T6"> for precise approach.</text:span></text:p>
        </text:list-item>
        <text:list-item>
          <text:p text:style-name="P9"><text:span text:style-name="Strong_20_Emphasis"><text:span text:style-name="T6">Dock automatically once within a threshold</text:span></text:span><text:span text:style-name="T6">.</text:span></text:p>
        </text:list-item>
      </text:list>
      <text:h text:style-name="Heading_20_3" text:outline-level="3"><text:span text:style-name="Strong_20_Emphasis"><text:span text:style-name="T6">Implementation Steps:</text:span></text:span></text:h>
      <text:list xml:id="list2940623860" text:style-name="L4">
        <text:list-item>
          <text:p text:style-name="P10"><text:span text:style-name="T6">Detect </text:span><text:span text:style-name="Strong_20_Emphasis"><text:span text:style-name="T6">docking marker</text:span></text:span><text:span text:style-name="T6"> and estimate </text:span><text:span text:style-name="Strong_20_Emphasis"><text:span text:style-name="T6">pose</text:span></text:span><text:span text:style-name="T6">.</text:span></text:p>
        </text:list-item>
        <text:list-item>
          <text:p text:style-name="P10"><text:span text:style-name="T6">Compute </text:span><text:span text:style-name="Strong_20_Emphasis"><text:span text:style-name="T6">heading correction</text:span></text:span><text:span text:style-name="T6"> based on </text:span><text:span text:style-name="Source_20_Text"><text:span text:style-name="T6">tvec[0]</text:span></text:span><text:span text:style-name="T6">.</text:span></text:p>
        </text:list-item>
        <text:list-item>
          <text:p text:style-name="P10"><text:span text:style-name="T6">Use </text:span><text:span text:style-name="Strong_20_Emphasis"><text:span text:style-name="T6">PID control</text:span></text:span><text:span text:style-name="T6"> to minimize heading error.</text:span></text:p>
        </text:list-item>
        <text:list-item>
          <text:p text:style-name="P10"><text:span text:style-name="T6">Approach </text:span><text:span text:style-name="Strong_20_Emphasis"><text:span text:style-name="T6">docking point smoothly</text:span></text:span><text:span text:style-name="T6">.</text:span></text:p>
        </text:list-item>
        <text:list-item>
          <text:p text:style-name="P10"><text:span text:style-name="T6">Confirm </text:span><text:span text:style-name="Strong_20_Emphasis"><text:span text:style-name="T6">successful docking</text:span></text:span><text:span text:style-name="T6"> when </text:span><text:span text:style-name="Source_20_Text"><text:span text:style-name="T6">tvec[2]</text:span></text:span><text:span text:style-name="T6"> is below threshold.</text:span></text:p>
        </text:list-item>
      </text:list>
      <text:p text:style-name="P4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31T13:56:16.563166855</meta:creation-date>
    <dc:date>2025-03-31T14:01:27.129209901</dc:date>
    <meta:editing-duration>PT5M10S</meta:editing-duration>
    <meta:editing-cycles>1</meta:editing-cycles>
    <meta:document-statistic meta:table-count="0" meta:image-count="0" meta:object-count="0" meta:page-count="3" meta:paragraph-count="33" meta:word-count="271" meta:character-count="1702" meta:non-whitespace-character-count="1483"/>
    <meta:generator>LibreOffice/6.4.7.2$Linux_X86_64 LibreOffice_project/40$Build-2</meta:generator>
  </office:meta>
</office:document-meta>
</file>